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1.693cm" fo:margin-right="1.693cm" fo:margin-top="0cm" fo:margin-bottom="0cm" style:contextual-spacing="false" style:line-height-at-least="0.741cm" fo:text-indent="0cm" style:auto-text-indent="false"/>
    </style:style>
    <style:style style:name="P2" style:family="paragraph" style:parent-style-name="Text_20_body">
      <style:paragraph-properties fo:margin-left="1.693cm" fo:margin-right="1.693cm" fo:margin-top="0cm" fo:margin-bottom="0cm" style:contextual-spacing="false" style:line-height-at-least="0.847cm" fo:text-indent="0cm" style:auto-text-indent="false"/>
    </style:style>
    <style:style style:name="P3" style:family="paragraph" style:parent-style-name="Text_20_body">
      <style:paragraph-properties fo:margin-left="1.693cm" fo:margin-right="1.693cm" fo:margin-top="0cm" fo:margin-bottom="0cm" style:contextual-spacing="false" style:line-height-at-least="0.847cm" fo:text-indent="0cm" style:auto-text-indent="false"/>
      <style:text-properties officeooo:paragraph-rsid="00072810"/>
    </style:style>
    <style:style style:name="P4" style:family="paragraph" style:parent-style-name="Text_20_body">
      <style:paragraph-properties fo:margin-left="1.693cm" fo:margin-right="1.693cm" fo:margin-top="0cm" fo:margin-bottom="0cm" style:contextual-spacing="false" style:line-height-at-least="0.847cm" fo:text-indent="0cm" style:auto-text-indent="false"/>
      <style:text-properties officeooo:paragraph-rsid="000815a8"/>
    </style:style>
    <style:style style:name="P5" style:family="paragraph" style:parent-style-name="Text_20_body">
      <style:paragraph-properties fo:margin-left="1.693cm" fo:margin-right="1.693cm" fo:margin-top="0cm" fo:margin-bottom="0cm" style:contextual-spacing="false" style:line-height-at-least="0.741cm" fo:text-indent="0cm" style:auto-text-indent="false"/>
      <style:text-properties fo:font-weight="normal" style:font-weight-asian="normal" style:font-weight-complex="normal"/>
    </style:style>
    <style:style style:name="P6" style:family="paragraph" style:parent-style-name="Standard">
      <style:text-properties officeooo:rsid="000559b3" officeooo:paragraph-rsid="000559b3"/>
    </style:style>
    <style:style style:name="P7" style:family="paragraph" style:parent-style-name="Standard">
      <style:text-properties fo:font-weight="bold" officeooo:rsid="000559b3" officeooo:paragraph-rsid="000559b3" style:font-weight-asian="bold" style:font-weight-complex="bold"/>
    </style:style>
    <style:style style:name="P8" style:family="paragraph" style:parent-style-name="Standard">
      <style:text-properties fo:font-weight="normal" officeooo:rsid="000559b3" officeooo:paragraph-rsid="000559b3" style:font-weight-asian="normal" style:font-weight-complex="normal"/>
    </style:style>
    <style:style style:name="P9" style:family="paragraph" style:parent-style-name="Text_20_body">
      <style:text-properties fo:font-variant="normal" fo:text-transform="none" fo:color="#292929" loext:opacity="100%" style:font-name="charter" fo:font-size="15.75pt" fo:font-style="normal" fo:font-weight="normal" officeooo:paragraph-rsid="000559b3"/>
    </style:style>
    <style:style style:name="P10" style:family="paragraph" style:parent-style-name="Text_20_body">
      <style:text-properties fo:font-weight="normal" officeooo:rsid="000559b3" officeooo:paragraph-rsid="000559b3" style:font-weight-asian="normal" style:font-weight-complex="normal"/>
    </style:style>
    <style:style style:name="P11" style:family="paragraph" style:parent-style-name="Heading_20_1">
      <style:text-properties fo:font-variant="normal" fo:text-transform="none" fo:color="#292929" loext:opacity="100%" style:font-name="sohne" fo:font-size="22.5pt" fo:letter-spacing="normal" fo:font-style="normal" fo:font-weight="normal" officeooo:rsid="000559b3" officeooo:paragraph-rsid="000559b3"/>
    </style:style>
    <style:style style:name="P12" style:family="paragraph" style:parent-style-name="Text_20_body">
      <style:text-properties fo:font-variant="normal" fo:text-transform="none" fo:color="#292929" loext:opacity="100%" style:font-name="charter" fo:font-size="15.75pt" fo:font-style="normal" fo:font-weight="normal" officeooo:rsid="000559b3" officeooo:paragraph-rsid="000559b3" style:font-weight-asian="normal" style:font-weight-complex="normal"/>
    </style:style>
    <style:style style:name="P13" style:family="paragraph" style:parent-style-name="Text_20_body">
      <style:paragraph-properties fo:margin-left="1.693cm" fo:margin-right="1.693cm" fo:margin-top="0cm" fo:margin-bottom="0cm" style:contextual-spacing="false" style:line-height-at-least="0.741cm" fo:text-indent="0cm" style:auto-text-indent="false"/>
      <style:text-properties fo:font-variant="normal" fo:text-transform="none" fo:color="#292929" loext:opacity="100%" style:font-name="sohne" fo:font-size="16.5pt" fo:letter-spacing="normal" fo:font-style="normal" fo:font-weight="bold"/>
    </style:style>
    <style:style style:name="P14" style:family="paragraph" style:parent-style-name="Text_20_body">
      <style:paragraph-properties fo:margin-left="1.693cm" fo:margin-right="1.693cm" fo:margin-top="0cm" fo:margin-bottom="0cm" style:contextual-spacing="false" style:line-height-at-least="0.741cm" fo:text-indent="0cm" style:auto-text-indent="false"/>
      <style:text-properties fo:font-variant="normal" fo:text-transform="none" fo:color="#292929" loext:opacity="100%" style:font-name="charter" fo:font-size="15.75pt" fo:font-style="normal" fo:font-weight="normal"/>
    </style:style>
    <style:style style:name="P15" style:family="paragraph" style:parent-style-name="Text_20_body">
      <style:paragraph-properties fo:margin-left="1.693cm" fo:margin-right="1.693cm" fo:margin-top="0cm" fo:margin-bottom="0cm" style:contextual-spacing="false" style:line-height-at-least="0.847cm" fo:text-indent="0cm" style:auto-text-indent="false"/>
      <style:text-properties fo:font-variant="normal" fo:text-transform="none" fo:color="#292929" loext:opacity="100%" style:font-name="charter" fo:font-size="15.75pt" fo:font-style="normal" fo:font-weight="normal" officeooo:paragraph-rsid="000815a8"/>
    </style:style>
    <style:style style:name="P16" style:family="paragraph" style:parent-style-name="Text_20_body">
      <style:paragraph-properties fo:margin-left="1.693cm" fo:margin-right="1.693cm" fo:margin-top="0cm" fo:margin-bottom="0cm" style:contextual-spacing="false" style:line-height-at-least="0.847cm" fo:text-indent="0cm" style:auto-text-indent="false"/>
      <style:text-properties fo:font-variant="normal" fo:text-transform="none" fo:color="#292929" loext:opacity="100%" style:font-name="charter" fo:font-size="15.75pt" fo:font-style="normal" fo:font-weight="normal" officeooo:rsid="0008581a" officeooo:paragraph-rsid="0008581a"/>
    </style:style>
    <style:style style:name="P17" style:family="paragraph" style:parent-style-name="Text_20_body">
      <style:paragraph-properties fo:margin-left="1.693cm" fo:margin-right="1.693cm" fo:margin-top="0cm" fo:margin-bottom="0cm" style:contextual-spacing="false" style:line-height-at-least="0.847cm" fo:text-indent="0cm" style:auto-text-indent="false"/>
      <style:text-properties officeooo:paragraph-rsid="000815a8"/>
    </style:style>
    <style:style style:name="P18" style:family="paragraph" style:parent-style-name="Text_20_body">
      <style:paragraph-properties fo:margin-left="1.693cm" fo:margin-right="1.693cm" fo:margin-top="0cm" fo:margin-bottom="0cm" style:contextual-spacing="false" style:line-height-at-least="0.847cm" fo:text-indent="0cm" style:auto-text-indent="false"/>
      <style:text-properties officeooo:rsid="0008581a" officeooo:paragraph-rsid="000815a8"/>
    </style:style>
    <style:style style:name="P19" style:family="paragraph" style:parent-style-name="Text_20_body">
      <style:paragraph-properties fo:margin-left="1.693cm" fo:margin-right="1.693cm" fo:margin-top="0cm" fo:margin-bottom="0cm" style:contextual-spacing="false" style:line-height-at-least="0.847cm" fo:text-indent="0cm" style:auto-text-indent="false"/>
      <style:text-properties fo:color="#c9211e" loext:opacity="100%" officeooo:rsid="0008581a" officeooo:paragraph-rsid="000815a8"/>
    </style:style>
    <style:style style:name="P20" style:family="paragraph" style:parent-style-name="Text_20_body">
      <style:paragraph-properties fo:margin-left="1.693cm" fo:margin-right="1.693cm" fo:margin-top="0cm" fo:margin-bottom="0cm" style:contextual-spacing="false" style:line-height-at-least="0.847cm" fo:text-indent="0cm" style:auto-text-indent="false"/>
      <style:text-properties fo:color="#000000" loext:opacity="100%" officeooo:rsid="0008581a" officeooo:paragraph-rsid="000815a8"/>
    </style:style>
    <style:style style:name="P21" style:family="paragraph" style:parent-style-name="Text_20_body">
      <style:paragraph-properties fo:margin-left="0cm" fo:margin-right="0cm" style:line-height-at-least="0.847cm" fo:orphans="2" fo:widows="2" fo:text-indent="0cm" style:auto-text-indent="false"/>
    </style:style>
    <style:style style:name="P22"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style>
    <style:style style:name="P23"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style>
    <style:style style:name="T1" style:family="text">
      <style:text-properties fo:font-variant="normal" fo:text-transform="none" fo:color="#292929" loext:opacity="100%" style:font-name="charter" fo:font-size="15.75pt" fo:font-style="normal" fo:font-weight="bold"/>
    </style:style>
    <style:style style:name="T2" style:family="text">
      <style:text-properties fo:font-variant="normal" fo:text-transform="none" fo:color="#292929" loext:opacity="100%" style:font-name="charter" fo:font-size="15.75pt" fo:font-style="normal" fo:font-weight="bold" officeooo:rsid="000908cf"/>
    </style:style>
    <style:style style:name="T3" style:family="text">
      <style:text-properties fo:font-variant="normal" fo:text-transform="none" fo:color="#292929" loext:opacity="100%" style:font-name="charter" fo:font-size="15.75pt" fo:font-style="normal" fo:font-weight="normal"/>
    </style:style>
    <style:style style:name="T4" style:family="text">
      <style:text-properties fo:font-variant="normal" fo:text-transform="none" fo:color="#292929" loext:opacity="100%" style:font-name="charter" fo:font-size="15.75pt" fo:font-style="normal" fo:font-weight="normal" style:font-weight-asian="normal" style:font-weight-complex="normal"/>
    </style:style>
    <style:style style:name="T5" style:family="text">
      <style:text-properties fo:font-variant="normal" fo:text-transform="none" fo:color="#292929" loext:opacity="100%" style:font-name="charter" fo:font-size="15.75pt" fo:font-style="normal" fo:font-weight="normal" officeooo:rsid="0008581a"/>
    </style:style>
    <style:style style:name="T6" style:family="text">
      <style:text-properties fo:font-variant="normal" fo:text-transform="none" fo:color="#292929" loext:opacity="100%" style:font-name="charter" fo:font-size="15.75pt" fo:font-style="normal" fo:font-weight="normal" officeooo:rsid="000908cf"/>
    </style:style>
    <style:style style:name="T7" style:family="text">
      <style:text-properties fo:font-variant="normal" fo:text-transform="none" fo:color="#292929" loext:opacity="100%" style:font-name="charter" fo:font-size="15.75pt" fo:letter-spacing="normal" fo:font-style="normal" fo:font-weight="normal"/>
    </style:style>
    <style:style style:name="T8" style:family="text">
      <style:text-properties fo:font-variant="normal" fo:text-transform="none" fo:color="#292929" loext:opacity="100%" style:font-name="charter" fo:font-size="15.75pt" fo:letter-spacing="normal" fo:font-style="normal" fo:font-weight="normal" officeooo:rsid="0008581a"/>
    </style:style>
    <style:style style:name="T9" style:family="text">
      <style:text-properties fo:font-variant="normal" fo:text-transform="none" fo:color="#292929" loext:opacity="100%" style:font-name="charter" fo:font-size="15.75pt" fo:letter-spacing="normal" fo:font-style="normal" fo:font-weight="bold"/>
    </style:style>
    <style:style style:name="T10" style:family="text">
      <style:text-properties fo:font-variant="normal" fo:text-transform="none" fo:color="#292929" loext:opacity="100%" style:font-name="sohne" fo:font-size="16.5pt" fo:letter-spacing="normal" fo:font-style="normal"/>
    </style:style>
    <style:style style:name="T11" style:family="text">
      <style:text-properties fo:font-variant="normal" fo:text-transform="none" fo:color="#292929" loext:opacity="100%" style:font-name="sohne" fo:font-size="16.5pt" fo:letter-spacing="normal" fo:font-style="normal" fo:font-weight="bold"/>
    </style:style>
    <style:style style:name="T12" style:family="text">
      <style:text-properties fo:font-variant="normal" fo:text-transform="none" style:font-name="charter" fo:font-size="15.75pt" fo:letter-spacing="normal" fo:font-style="normal" fo:font-weight="normal"/>
    </style:style>
    <style:style style:name="T13" style:family="text">
      <style:text-properties fo:letter-spacing="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0"><text:bookmark text:name="f143"/><text:span text:style-name="Strong_20_Emphasis"><text:span text:style-name="T1">SOLID </text:span></text:span><text:span text:style-name="Strong_20_Emphasis"><text:span text:style-name="T4">Robert C.Martin tarafından oluşturulmuş prensipleridir. Bu prensipler genel bağlamda, oluşturulan yazılımın esnek, yeniden kullanılabilir ve sürdürülebilir olmasını; kodun tekrarlanmasını önleyerek anlaşılırlığının artmasını sağlamaktadır. Kısaltmasını Michael Feathersntanımlamıştır.</text:span></text:span></text:p>
      <text:p text:style-name="P10"><text:span text:style-name="Strong_20_Emphasis"><text:span text:style-name="T4">Yapılan yazılımın geliştirilirken karmaşıklaşmasını önleyen bu prensibin bazı hedefleri bulunur. Bunlar;</text:span></text:span></text:p>
      <text:p text:style-name="P10"><text:span text:style-name="Strong_20_Emphasis"><text:span text:style-name="T1"/></text:span></text:p>
      <text:p text:style-name="P12">yazılımın gelişmelere ve yapılacak yeniliklere adapte olmasını sağlamak,</text:p>
      <text:p text:style-name="P12">yeniliklerin yazılan kodda değişikliğe gerek duyulmaksızın eklenebilmesi,</text:p>
      <text:p text:style-name="P12">yapılan gereksinimlere karşı kodun üzerinde az değişimin sağlanması,</text:p>
      <text:p text:style-name="P12">kodun sürekl, düzeltilmesi ve yeniden yazılmasının neden olduğu zaman kaybının azaltılmasıdır.</text:p>
      <text:p text:style-name="P9"><text:bookmark text:name="9db6"/></text:p>
      <text:h text:style-name="P1" text:outline-level="2"><text:bookmark text:name="452c"/><text:span text:style-name="Strong_20_Emphasis"><text:span text:style-name="T11">S</text:span></text:span><text:span text:style-name="T11"> — Single-responsibility principle</text:span></text:h>
      <text:p text:style-name="P2"><text:bookmark text:name="70d8"/><text:span text:style-name="Strong_20_Emphasis"><text:span text:style-name="T1">ÖZET:</text:span></text:span><text:span text:style-name="T3"> Geliştirilen bir sınıf veya fonksiyonun tek bir amaca/işe hizmet etmesidir.</text:span></text:p>
      <text:h text:style-name="P1" text:outline-level="2"><text:bookmark text:name="734b"/><text:span text:style-name="Strong_20_Emphasis"><text:span text:style-name="T11">O</text:span></text:span><text:span text:style-name="T11"> — Open-closed principle</text:span></text:h>
      <text:p text:style-name="P3"><text:bookmark text:name="cc24"/><text:span text:style-name="Strong_20_Emphasis"><text:span text:style-name="T1">ÖZET: </text:span></text:span><text:bookmark text:name="rmm"/><text:span text:style-name="T3">Bir sınıf ya da fonksiyonun sahip olduğu özellikler korunmalı ve değişikliğe izin verilmemelidir.(closed). Open principle; sınıf veya fonksiyonun sahip olduğu özelliklerin üzerine yeni özellikler kazanabiliyor olmasıdır.</text:span></text:p>
      <text:h text:style-name="P1" text:outline-level="2"><text:bookmark text:name="c113"/><text:span text:style-name="Strong_20_Emphasis"><text:span text:style-name="T11">L</text:span></text:span><text:span text:style-name="T11"> — Liskov substitution principle</text:span></text:h>
      <text:p text:style-name="P5"><text:span text:style-name="T10">Alt sınıfların, üst sınıf nesneleri ile yer değiştirdiğinde aynı işi yapabilmesi ile ilişkilidir. Yani herhangi bir </text:span><text:soft-page-break/><text:span text:style-name="T10">değişikliğe gerek duyulmaksızın ana sınıflar yerine kullanılabiliyor olunmalıdır.</text:span></text:p>
      <text:p text:style-name="P13"/>
      <text:p text:style-name="P14"/>
      <text:h text:style-name="P1" text:outline-level="2"><text:bookmark text:name="277e"/><text:span text:style-name="Strong_20_Emphasis"><text:span text:style-name="T11">I</text:span></text:span><text:span text:style-name="T11"> — Interface segregation principle</text:span></text:h>
      <text:p text:style-name="P4"><text:bookmark text:name="a450"/><text:span text:style-name="Strong_20_Emphasis"><text:span text:style-name="T1">ÖZET</text:span></text:span><text:span text:style-name="T3">: Sorumlulukların hepsini tek bir arayüze toplamak yerine kullanımına göre özelleştirilmiş </text:span></text:p>
      <text:p text:style-name="P15"><text:s/>birden fazla arayüz oluşturulmalıdır. Böylece kullanan kişi yalnızca ihtiyacı olan bölümle ilgilenmiş olur.</text:p>
      <text:h text:style-name="P1" text:outline-level="2"><text:bookmark text:name="4cd0"/><text:span text:style-name="Strong_20_Emphasis"><text:span text:style-name="T11">D</text:span></text:span><text:span text:style-name="T11"> — Dependency Inversion Principle</text:span></text:h>
      <text:p text:style-name="P4"><text:bookmark text:name="a62f"/><text:span text:style-name="Strong_20_Emphasis"><text:span text:style-name="T1">ÖZET</text:span></text:span><text:span text:style-name="T3">: Sınıflar arasında bulunan bağımlılık oranı olabildiğince az olmalıdır. </text:span><text:span text:style-name="T7">Yüksek seviye sınıflarda bir değişim yapıldığında alt sınıfın buna uyum sağlayabilmesi gerekir.yani herhangi bir bozulma meydana gelmemelidir.</text:span></text:p>
      <text:p text:style-name="P18"><text:span text:style-name="T7"/></text:p>
      <text:p text:style-name="P19"><text:span text:style-name="T12">JSAEFMXIHWCFONUWHGCNFI</text:span></text:p>
      <text:p text:style-name="P20"><text:span text:style-name="T12"/></text:p>
      <text:p text:style-name="P16"><text:bookmark text:name="8959"/><text:span text:style-name="T13">Scrum; Agile proje yönetim metodolojilerindendir Karmaşık yazılım süreçlerinin yönetilmesinde kullanılır. Bu noktada bütünü parçalayan ve tekrara dayanan bir yöntem izler. Geri bildirim ve tasarımlarla amaç gerçekleştirilmeye çalışılır. Dolayısıyla gereksinimleri belirleyen esnek bir yapıya sahiptir. Müsterinin verdiği geri dönüte göre süreci şekillendirir.dolayısıyla etkili bir iletişim önem arz etmektedir. 3 prensibi vardır;</text:span></text:p>
      <text:p text:style-name="P16"><text:span text:style-name="T13"/></text:p>
      <text:list xml:id="list2894989709" text:style-name="L1">
        <text:list-item>
          <text:p text:style-name="P22"><text:bookmark text:name="4c6e"/><text:span text:style-name="Strong_20_Emphasis"><text:span text:style-name="T9">Şeffaflık;</text:span></text:span><text:span text:style-name="T7"> Projenin </text:span><text:span text:style-name="T8">hangi aşamada olduğu, nasıl devam edeceği, yaşanan sorunlar ve elde edilen veriler-gelişmeler </text:span><text:span text:style-name="T7">herkes tarafından görülebilir olmalıdır.</text:span></text:p>
        </text:list-item>
        <text:list-item>
          <text:p text:style-name="P22"><text:bookmark text:name="ddef"/><text:soft-page-break/><text:span text:style-name="Strong_20_Emphasis"><text:span text:style-name="T9">Denetleme; </text:span></text:span><text:span text:style-name="T7">Projenin ilerleyişi düzenli olarak kontrol edilir.</text:span></text:p>
        </text:list-item>
        <text:list-item>
          <text:p text:style-name="P22"><text:bookmark text:name="cac5"/><text:span text:style-name="Strong_20_Emphasis"><text:span text:style-name="T9">Uyarlama; </text:span></text:span><text:span text:style-name="T7">Proje, yapılabilecek değişikliklere uyum sağlayabilmelidir.</text:span></text:p>
        </text:list-item>
      </text:list>
      <text:p text:style-name="P20"><text:span text:style-name="T12"/></text:p>
      <text:p text:style-name="P8"/>
      <text:p text:style-name="P6"/>
      <text:h text:style-name="P11" text:outline-level="1"><text:bookmark text:name="6ee9"/>Scrum Yapısı</text:h>
      <text:list xml:id="list2444614217" text:style-name="L2">
        <text:list-item>
          <text:p text:style-name="P23"><text:bookmark text:name="3003"/><text:span text:style-name="Strong_20_Emphasis"><text:span text:style-name="T9">Kavramlar</text:span></text:span></text:p>
        </text:list-item>
      </text:list>
      <text:p text:style-name="P21"><text:bookmark text:name="d136"/><text:span text:style-name="Strong_20_Emphasis"><text:span text:style-name="T1">1)Product Backlog; </text:span></text:span><text:span text:style-name="T3">Proje için gerekli olan </text:span><text:span text:style-name="T5">ihtiyaçlar</text:span><text:span text:style-name="T3"> listesidir.</text:span><text:span text:style-name="T5"> Müşteri ihtiyacına göre öncelikler,</text:span><text:span text:style-name="T3"> <text:s/>Product owner, değişen </text:span><text:span text:style-name="T5">durumlara göre </text:span><text:span text:style-name="T3">ekleme veya çıkarma yapabilir. Böylece değişim, projenin her aşamasında projeye kolayca entegre edilebilir olur.</text:span></text:p>
      <text:p text:style-name="P21"><text:bookmark text:name="ea44"/><text:span text:style-name="Strong_20_Emphasis"><text:span text:style-name="T1">2)Product Backlog Item; </text:span></text:span><text:span text:style-name="T3">Product backlog içindeki her bir gereksinime verilen isimdir.</text:span></text:p>
      <text:p text:style-name="P21"><text:bookmark text:name="1f9a"/><text:span text:style-name="Strong_20_Emphasis"><text:span text:style-name="T1">3)Sprint(Koşma); </text:span></text:span><text:span text:style-name="T3">Proje <text:s/>küçük </text:span><text:span text:style-name="T6">parçalara</text:span><text:span text:style-name="T3"> ayrılır</text:span><text:span text:style-name="T6">(sprint)</text:span><text:span text:style-name="T3">.</text:span><text:span text:style-name="Strong_20_Emphasis"><text:span text:style-name="T3"> </text:span></text:span><text:span text:style-name="T3">Scrum içerisindeki tüm aktiviteler sprint içerisinde gerçekleşir.1–2 haftalık süreçlerdir.</text:span></text:p>
      <text:p text:style-name="P21"><text:bookmark text:name="e832"/><text:span text:style-name="Strong_20_Emphasis"><text:span text:style-name="T1">4)Sprint Backlog; </text:span></text:span><text:span text:style-name="Strong_20_Emphasis"><text:span text:style-name="T2">P</text:span></text:span><text:span text:style-name="T3">roduct backlog itemlar öncelik sırasına göre sprint içerisine alınırlar. Bir sprint boyunca yapılacak itemların listesini oluşturur. İşlerin detaylı olarak zaman çizelgesi çıkarılır.</text:span></text:p>
      <text:p text:style-name="P21"><text:bookmark text:name="0258"/><text:span text:style-name="Strong_20_Emphasis"><text:span text:style-name="T1">5)Scrum board; </text:span></text:span><text:span text:style-name="T3">Bir sprint içerisinde yapılacak olan</text:span><text:span text:style-name="T6">lar</text:span><text:span text:style-name="T3"> burada yönetilir. Yapılacak olan</text:span><text:span text:style-name="T6">lar </text:span><text:span text:style-name="T3"><text:s/>“TO DO” bölümüne alınır. Takım üyesi bu işe başladığında “IN PROGRESS” bölümüne getirilir. Bir iş, test için hazırsa “TO VERIFY” durumuna getirilir. İş, kontrol edildikten sonra “DONE” bölümüne getirilir. Scrum toplantılarında bu maddeler durumlarına göre yerleri değiştirilir.</text:span></text:p>
      <text:p text:style-name="P21"><text:bookmark text:name="7498"/><text:soft-page-break/><text:span text:style-name="Strong_20_Emphasis"><text:span text:style-name="T1">6)Burndown Chart; </text:span></text:span><text:span text:style-name="T3">Yatay ekseninde sprintin günlerini, dikey ekseninde sprintte kalan işi gösteren grafiktir. Scrum’un temel ilkelerinden olan şeffaflığı sağlar.</text:span></text:p>
      <text:p text:style-name="P21"><text:span text:style-name="T3"/></text:p>
      <text:p text:style-name="P21"><text:bookmark text:name="4a05"/><text:span text:style-name="Strong_20_Emphasis"><text:span text:style-name="T1">Pig Roller; </text:span></text:span><text:span text:style-name="T3">Scrum sürecine dahil olanlar yani projede asıl işi yapan kişilerdir. </text:span><text:span text:style-name="T6">(</text:span><text:span text:style-name="T3">Scrum Master, Product Owner, Geliştirme Takımı’dır.</text:span><text:span text:style-name="T6">)</text:span></text:p>
      <text:p text:style-name="P21"><text:bookmark text:name="c87c"/><text:span text:style-name="Strong_20_Emphasis"><text:span text:style-name="T1">1) Product Owner;</text:span></text:span><text:span text:style-name="T3"> Geliştirme takımı ve müşteri arasındaki iletişimi sağlar. Projenin özelliklerini tanımlar. Projenin önceliklerine göre product backlogu oluşturur. Sprint’i iptal yetkisine sahiptir. </text:span></text:p>
      <text:p text:style-name="P21"><text:bookmark text:name="399f"/><text:span text:style-name="Strong_20_Emphasis"><text:span text:style-name="T1">2) Scrum Master;</text:span></text:span><text:span text:style-name="T3"> Scrum kurallarını, teorilerini ve pratiklerini iyi bilir ve takımın bu kurallarını uygulamasından sorumlu kişidir. </text:span><text:span text:style-name="T6">(</text:span><text:span text:style-name="T3">Takımın yöneticisi değildir. Takımı rahatsız eden, verimli çalışmalarını engelleyen durumları ortadan kaldırır.</text:span><text:span text:style-name="T6">)</text:span></text:p>
      <text:p text:style-name="P21"><text:bookmark text:name="c910"/><text:span text:style-name="Strong_20_Emphasis"><text:span text:style-name="T1">3) Geliştirme Takımı;</text:span></text:span><text:span text:style-name="T3"> Bir Sprint’e alınan bütün işleri tamamlayacak özelliklere sahip kişilerdir. sprint backlogu oluştururlar. Kendi kendini yönetir. İşi kendileri alır ve geliştirirler. Kişilerin tek bir görevi yoktur, çapraz görev dağılımı yaparlar, herkes her şeyi yapabilir konumdadır. 5–7 kişi arasında değişir. Projenin geliştirilmesi ile ilgili sorumluluk geliştirme takımına aittir.</text:span></text:p>
      <text:p text:style-name="P21"><text:bookmark text:name="2d33"/><text:span text:style-name="Strong_20_Emphasis"><text:span text:style-name="T1">Chicken Roller; </text:span></text:span><text:span text:style-name="T3">Scrum’ın işleyişinde aktif olarak yer almayan kişilerdir. Müşteriler, satıcılar gibi.</text:span></text:p>
      <text:p text:style-name="P21"><text:span text:style-name="T3"/></text:p>
      <text:p text:style-name="P21"><text:bookmark text:name="2dd2"/><text:span text:style-name="Strong_20_Emphasis"><text:span text:style-name="T9">Toplantılar</text:span></text:span></text:p>
      <text:p text:style-name="P21"><text:bookmark text:name="17d1"/><text:span text:style-name="Strong_20_Emphasis"><text:span text:style-name="T1">1) Sprint Planning; </text:span></text:span><text:span text:style-name="T3">Product backlog ile belirtilen gereksinimler, bu toplantı ile geliştirme takımı tarafından küçük görevlere (task) ayrılır. Takımdaki her bir kişi kendi hızına göre bu taskleri </text:span><text:soft-page-break/><text:span text:style-name="T3">kendilerine alır. Bu toplantıya product owner, geliştirme takımı ve scrum master katılır. Sprintler; her sprint sonunda product owner a sunulmak üzere yazılım geliştirmeyi hedefleyecek şekilde belirlenir.1–3 haftalık sprintler oluşturulur.</text:span></text:p>
      <text:p text:style-name="P21"><text:bookmark text:name="53e9"/><text:span text:style-name="Strong_20_Emphasis"><text:span text:style-name="T1">2) Daily Scrum; </text:span></text:span><text:span text:style-name="T3">Her gün aynı yerde aynı saatte ayak üstü yapılan 15 dakikalık toplantılardır. Üyeler davet edilmeyi beklemezler. Bu toplantı gelecek 24 saati planlamak üzere yapılır. </text:span></text:p>
      <text:p text:style-name="P21"><text:bookmark text:name="f9d1"/><text:span text:style-name="Strong_20_Emphasis"><text:span text:style-name="T1">3)Sprint Review; </text:span></text:span><text:span text:style-name="T3">Her sprint sonunda yapılır. Yapılan sprint gözden geçirilir, ortaya çıkan ürün değerlendirilir. </text:span></text:p>
      <text:p text:style-name="P21"><text:bookmark text:name="eb95"/><text:span text:style-name="Strong_20_Emphasis"><text:span text:style-name="T1">4)Sprint Retrospective; </text:span></text:span><text:span text:style-name="T3">Sprint boyunca yapılan işlerin kalitesinin, doğruların ve yanlışların değerlendirildiği toplantıdır.</text:span></text:p>
      <text:p text:style-name="P21"><text:span text:style-name="T3"/></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12T21:26:17.689000000</dc:date>
    <meta:editing-duration>PT14M41S</meta:editing-duration>
    <meta:editing-cycles>4</meta:editing-cycles>
    <meta:document-statistic meta:table-count="0" meta:image-count="0" meta:object-count="0" meta:page-count="5" meta:paragraph-count="40" meta:word-count="682" meta:character-count="5702" meta:non-whitespace-character-count="5054"/>
  </office:meta>
</office:document-meta>
</file>